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380000002772C36F87FE604A68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rudia1" text:anchor-type="paragraph" svg:width="17cm" svg:height="11.972cm" draw:z-index="0"><draw:image xlink:href="Pictures/1000020100000380000002772C36F87FE604A684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0T10:08:46.354265777</meta:creation-date>
    <dc:date>2016-11-10T10:09:28.643557336</dc:date>
    <meta:editing-duration>PT42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5.1.4.2$Linux_X86_64 LibreOffice_project/10m0$Build-2</meta:generator>
  </office:meta>
</office:document-meta>
</file>